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3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WaterBear</text:p>
      <text:p text:style-name="P2"/>
      <text:p text:style-name="P2">Manuel de l'utilisateur</text:p>
      <text:p text:style-name="P2"/>
      <text:p text:style-name="P2"/>
      <text:p text:style-name="P2"/>
      <text:p text:style-name="P2"/>
      <text:h text:style-name="P3" text:outline-level="1">Cataloguer une notic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Chevillon</meta:initial-creator>
    <meta:creation-date>2015-02-28T10:32:41.16</meta:creation-date>
    <dc:date>2015-02-28T17:36:52.33</dc:date>
    <dc:creator>Quentin Chevillon</dc:creator>
    <meta:editing-duration>PT7H4M1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3" meta:word-count="7" meta:character-count="53"/>
  </office:meta>
</office:document-meta>
</file>